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margin-bottom="0in"/>
    </style:style>
    <style:style style:name="P59" style:parent-style-name="Normal" style:family="paragraph">
      <style:paragraph-properties fo:margin-bottom="0in"/>
    </style:style>
    <style:style style:name="P60" style:parent-style-name="Normal" style:family="paragraph">
      <style:paragraph-properties fo:margin-bottom="0in"/>
    </style:style>
    <style:style style:name="P61" style:parent-style-name="Normal" style:family="paragraph">
      <style:paragraph-properties fo:margin-bottom="0in"/>
    </style:style>
    <style:style style:name="P62" style:parent-style-name="Normal" style:family="paragraph">
      <style:paragraph-properties fo:margin-bottom="0in"/>
    </style:style>
    <style:style style:name="P63" style:parent-style-name="Normal" style:family="paragraph">
      <style:paragraph-properties fo:margin-bottom="0in"/>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P66" style:parent-style-name="Normal" style:family="paragraph">
      <style:paragraph-properties fo:margin-bottom="0in"/>
    </style:style>
    <style:style style:name="P67" style:parent-style-name="Normal" style:family="paragraph">
      <style:paragraph-properties fo:margin-bottom="0in"/>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margin-bottom="0in"/>
    </style:style>
    <style:style style:name="P72" style:parent-style-name="Normal"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office:automatic-styles>
  <office:body>
    <office:text text:use-soft-page-breaks="true">
      <text:p text:style-name="P1">1. Describe Elastic Compute Cloud (EC2)</text:p>
      <text:p text:style-name="P2"/>
      <text:p text:style-name="P3">Amazon EC2 is a core AWS compute service that provides virtual machines (instances) running in AWS data centres. EC2 allows organisations to deploy applications without maintaining physical servers.</text:p>
      <text:p text:style-name="P4"/>
      <text:p text:style-name="P5">Each EC2 instance is launched from an Amazon Machine Image (AMI), which defines the operating system and preinstalled software. Instances come in different families and sizes optimised for compute, memory, or storage workloads. EC2 supports multiple pricing models including On-Demand, Reserved Instances, and Spot Instances.</text:p>
      <text:p text:style-name="P6"/>
      <text:p text:style-name="P7">EC2 integrates tightly with other AWS services such as Elastic Load Balancing, Auto Scaling, IAM and VPC, allowing applications to scale automatically and remain highly available.</text:p>
      <text:p text:style-name="P8"/>
      <text:p text:style-name="P9">2. What do we mean when we say “Buckets” in relation to AWS?</text:p>
      <text:p text:style-name="P10"/>
      <text:p text:style-name="P11">In AWS, a bucket refers to an Amazon S3 bucket, which is the top-level container used to store data as objects.</text:p>
      <text:p text:style-name="P12"/>
      <text:p text:style-name="P13">Each object consists of the data itself, metadata, and a unique key (name). Buckets provide virtually unlimited storage, high durability, and support for features such as versioning, encryption, lifecycle policies, and access control.</text:p>
      <text:p text:style-name="P14"/>
      <text:p text:style-name="P15">S3 buckets are commonly used for backups, static website hosting, log storage, data lakes, and media files. Access to buckets is controlled using bucket policies, IAM roles, and ACLs.</text:p>
      <text:p text:style-name="P16"/>
      <text:p text:style-name="P17">3. What is CloudFront?</text:p>
      <text:p text:style-name="P18"/>
      <text:p text:style-name="P19">Amazon CloudFront is a global Content Delivery Network (CDN) that improves performance and security by caching content at edge locations close to end users.</text:p>
      <text:p text:style-name="P20"/>
      <text:p text:style-name="P21">CloudFront pulls content from an origin, such as an S3 bucket, EC2 instance, or load balancer, and distributes it globally. It reduces latency, improves load times, and helps protect applications using DDoS protection, HTTPS, and AWS Shield integration.</text:p>
      <text:p text:style-name="P22"/>
      <text:p text:style-name="P23">It is commonly used for websites, APIs, video streaming, and software distribution.</text:p>
      <text:p text:style-name="P24"/>
      <text:soft-page-break/>
      <text:p text:style-name="P25">4. What is the Principle of Least Privilege?</text:p>
      <text:p text:style-name="P26"/>
      <text:p text:style-name="P27">The Principle of Least Privilege is a security best practice that states users and systems should be granted only the permissions they need to perform specific tasks.</text:p>
      <text:p text:style-name="P28"/>
      <text:p text:style-name="P29">In AWS, this is implemented using IAM policies, roles, and permission boundaries. Permissions are typically granted at a granular level, specifying which actions can be performed on which resources.</text:p>
      <text:p text:style-name="P30"/>
      <text:p text:style-name="P31">Applying least privilege reduces the attack surface, limits the impact of compromised credentials, and supports compliance requirements.</text:p>
      <text:p text:style-name="P32"/>
      <text:p text:style-name="P33">5. What is Redshift?</text:p>
      <text:p text:style-name="P34"/>
      <text:p text:style-name="P35">Amazon Redshift is a fully managed, petabyte-scale data warehouse designed for analytical workloads rather than transactional processing.</text:p>
      <text:p text:style-name="P36"/>
      <text:p text:style-name="P37">Redshift stores data in a columnar format, allowing it to efficiently scan large datasets. It uses Massively Parallel Processing (MPP) to distribute queries across multiple nodes, significantly improving query performance.</text:p>
      <text:p text:style-name="P38"/>
      <text:p text:style-name="P39">It is commonly used for business intelligence, reporting, and data analytics, and integrates with tools such as Amazon QuickSight and third-party BI platforms.</text:p>
      <text:p text:style-name="P40"/>
      <text:p text:style-name="P41">6. What is a Security Group in the AWS world?</text:p>
      <text:p text:style-name="P42"/>
      <text:p text:style-name="P43">A Security Group is a stateful virtual firewall that controls network traffic to and from AWS resources.</text:p>
      <text:p text:style-name="P44"/>
      <text:p text:style-name="P45">Rules define allowed inbound and outbound traffic based on protocol, port number, and source or destination. If inbound traffic is allowed, the corresponding outbound traffic is automatically permitted.</text:p>
      <text:p text:style-name="P46"/>
      <text:p text:style-name="P47">Security Groups are applied at the instance level and are typically used alongside Network ACLs for layered security.</text:p>
      <text:p text:style-name="P48"/>
      <text:p text:style-name="P49"/>
      <text:p text:style-name="P50"/>
      <text:soft-page-break/>
      <text:p text:style-name="P51">7. What is a Subnet?</text:p>
      <text:p text:style-name="P52"/>
      <text:p text:style-name="P53">A subnet is a range of IP addresses within a VPC that allows resources to be organised and isolated.</text:p>
      <text:p text:style-name="P54"/>
      <text:p text:style-name="P55">Subnets are associated with a single Availability Zone, which helps design fault-tolerant architectures. Public subnets have routes to an internet gateway, while private subnets do not.</text:p>
      <text:p text:style-name="P56"/>
      <text:p text:style-name="P57">Subnets are commonly used to separate public-facing components (e.g. web servers) from private backend systems (e.g. databases).</text:p>
      <text:p text:style-name="P58"/>
      <text:p text:style-name="P59">8. What is VPC in the AWS ecosystem?</text:p>
      <text:p text:style-name="P60"/>
      <text:p text:style-name="P61">A Virtual Private Cloud (VPC) is a logically isolated virtual network in AWS where customers deploy resources.</text:p>
      <text:p text:style-name="P62"/>
      <text:p text:style-name="P63">A VPC allows full control over IP address ranges, subnets, routing tables, internet gateways, NAT gateways, and security controls. It enables secure communication between AWS services and on-premises environments using VPNs or Direct Connect.</text:p>
      <text:p text:style-name="P64"/>
      <text:p text:style-name="P65">VPCs are the foundation for secure, scalable cloud architectures.</text:p>
      <text:p text:style-name="P66"/>
      <text:p text:style-name="P67">9. What is AWS Certificate Manager?</text:p>
      <text:p text:style-name="P68"/>
      <text:p text:style-name="P69">AWS Certificate Manager (ACM) is a service that creates, stores, deploys, and automatically renews SSL/TLS certificates.</text:p>
      <text:p text:style-name="P70"/>
      <text:p text:style-name="P71">ACM integrates with services such as Elastic Load Balancers, CloudFront, and API Gateway to enable encrypted HTTPS communication. It removes the operational burden of manually managing certificates and helps meet security best practices.</text:p>
      <text:p text:style-name="P72"/>
      <text:p text:style-name="P73">10. Describe OpsWorks</text:p>
      <text:p text:style-name="P74"/>
      <text:p text:style-name="P75">AWS OpsWorks is a configuration management and application management service that uses Chef and Puppet automation frameworks.</text:p>
      <text:p text:style-name="P76"/>
      <text:soft-page-break/>
      <text:p text:style-name="P77">OpsWorks allows teams to define infrastructure as code, automate server configuration, manage application deployments, and handle scaling and recovery. It provides more control than fully managed services but less operational overhead than managing configuration tools manually.</text:p>
      <text:p text:style-name="P78"/>
      <text:p text:style-name="P79">It is commonly used in legacy or highly customised environments where fine-grained control is requir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ozia Iqbal</meta:initial-creator>
    <dc:creator>Fozia Iqbal</dc:creator>
    <meta:creation-date>2026-02-02T10:11:00Z</meta:creation-date>
    <dc:date>2026-02-02T10:17:00Z</dc:date>
    <meta:template xlink:href="Normal" xlink:type="simple"/>
    <meta:editing-cycles>1</meta:editing-cycles>
    <meta:editing-duration>PT0S</meta:editing-duration>
    <meta:document-statistic meta:page-count="4" meta:paragraph-count="10" meta:word-count="787" meta:character-count="5268" meta:row-count="37" meta:non-whitespace-character-count="4491"/>
  </office:meta>
</office:document-meta>
</file>